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2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2094in" svg:height="1.8862in" svg:x="6.8035in" svg:y="4.2366in">
            <draw:object draw:notify-on-update-of-ranges="Sheet1.J20:Sheet1.N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948in" svg:height="1.7827in" svg:x="1.1004in" svg:y="4.1776in">
            <draw:object draw:notify-on-update-of-ranges="Sheet1.B20:Sheet1.F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7" table:number-columns-repeated="4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4_11-06_8292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8292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535.592" calcext:value-type="float">
            <text:p>-2535.59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243" calcext:value-type="float">
            <text:p>0.243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0.00215821458839" calcext:value-type="float">
            <text:p>0.0021582146</text:p>
          </table:table-cell>
          <table:table-cell office:value-type="float" office:value="-0.0107272565062" calcext:value-type="float">
            <text:p>-0.0107272565</text:p>
          </table:table-cell>
          <table:table-cell office:value-type="float" office:value="-0.990638437504" calcext:value-type="float">
            <text:p>-0.9906384375</text:p>
          </table:table-cell>
          <table:table-cell office:value-type="float" office:value="-0.967294404958" calcext:value-type="float">
            <text:p>-0.967294405</text:p>
          </table:table-cell>
          <table:table-cell office:value-type="float" office:value="-0.273186489546" calcext:value-type="float">
            <text:p>-0.2731864895</text:p>
          </table:table-cell>
          <table:table-cell office:value-type="float" office:value="-1.00816556175" calcext:value-type="float">
            <text:p>-1.0081655618</text:p>
          </table:table-cell>
          <table:table-cell office:value-type="float" office:value="-0.962524674549" calcext:value-type="float">
            <text:p>-0.9625246745</text:p>
          </table:table-cell>
          <table:table-cell office:value-type="float" office:value="-0.921599179719" calcext:value-type="float">
            <text:p>-0.9215991797</text:p>
          </table:table-cell>
          <table:table-cell office:value-type="float" office:value="0.958837675887" calcext:value-type="float">
            <text:p>0.9588376759</text:p>
          </table:table-cell>
          <table:table-cell office:value-type="float" office:value="0.976660632993" calcext:value-type="float">
            <text:p>0.976660633</text:p>
          </table:table-cell>
          <table:table-cell office:value-type="float" office:value="0.951296699279" calcext:value-type="float">
            <text:p>0.9512966993</text:p>
          </table:table-cell>
          <table:table-cell office:value-type="float" office:value="0.995258436583" calcext:value-type="float">
            <text:p>0.9952584366</text:p>
          </table:table-cell>
          <table:table-cell office:value-type="float" office:value="0.972513654412" calcext:value-type="float">
            <text:p>0.9725136544</text:p>
          </table:table-cell>
          <table:table-cell office:value-type="float" office:value="0.988456399228" calcext:value-type="float">
            <text:p>0.9884563992</text:p>
          </table:table-cell>
          <table:table-cell office:value-type="float" office:value="0.98964562088" calcext:value-type="float">
            <text:p>0.9896456209</text:p>
          </table:table-cell>
          <table:table-cell office:value-type="float" office:value="0.99494129501" calcext:value-type="float">
            <text:p>0.994941295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61830717084" calcext:value-type="float">
            <text:p>0.6183</text:p>
          </table:table-cell>
          <table:table-cell table:style-name="ce1" office:value-type="float" office:value="0.223672363258" calcext:value-type="float">
            <text:p>0.2237</text:p>
          </table:table-cell>
          <table:table-cell table:style-name="ce1" office:value-type="float" office:value="0.0741406907703" calcext:value-type="float">
            <text:p>0.0741</text:p>
          </table:table-cell>
          <table:table-cell table:style-name="ce1" office:value-type="float" office:value="0.00388089395384" calcext:value-type="float">
            <text:p>0.0039</text:p>
          </table:table-cell>
          <table:table-cell table:style-name="ce1" office:value-type="float" office:value="0.0442748564014" calcext:value-type="float">
            <text:p>0.0443</text:p>
          </table:table-cell>
          <table:table-cell table:style-name="ce1" office:value-type="float" office:value="0.0174793799167" calcext:value-type="float">
            <text:p>0.0175</text:p>
          </table:table-cell>
          <table:table-cell table:style-name="ce1" office:value-type="float" office:value="0.0111857788303" calcext:value-type="float">
            <text:p>0.0112</text:p>
          </table:table-cell>
          <table:table-cell table:style-name="ce1" office:value-type="float" office:value="0.00705886602993" calcext:value-type="float">
            <text:p>0.0071</text:p>
          </table:table-cell>
          <table:table-cell table:style-name="ce1" office:value-type="float" office:value="0.630254324134" calcext:value-type="float">
            <text:p>0.6303</text:p>
          </table:table-cell>
          <table:table-cell table:style-name="ce1" office:value-type="float" office:value="0.222128335253" calcext:value-type="float">
            <text:p>0.2221</text:p>
          </table:table-cell>
          <table:table-cell table:style-name="ce1" office:value-type="float" office:value="0.0337488167113" calcext:value-type="float">
            <text:p>0.0337</text:p>
          </table:table-cell>
          <table:table-cell table:style-name="ce1" office:value-type="float" office:value="0.00190385994377" calcext:value-type="float">
            <text:p>0.0019</text:p>
          </table:table-cell>
          <table:table-cell table:style-name="ce1" office:value-type="float" office:value="0.0251087682823" calcext:value-type="float">
            <text:p>0.0251</text:p>
          </table:table-cell>
          <table:table-cell table:style-name="ce1" office:value-type="float" office:value="0.0035663751819" calcext:value-type="float">
            <text:p>0.0036</text:p>
          </table:table-cell>
          <table:table-cell table:style-name="ce1" office:value-type="float" office:value="0.00782116305927" calcext:value-type="float">
            <text:p>0.0078</text:p>
          </table:table-cell>
          <table:table-cell table:style-name="ce1" office:value-type="float" office:value="0.00275875045402" calcext:value-type="float">
            <text:p>0.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653777454364" calcext:value-type="float">
            <text:p>0.6538</text:p>
          </table:table-cell>
          <table:table-cell table:style-name="ce1" office:value-type="float" office:value="0.213024462095" calcext:value-type="float">
            <text:p>0.2130</text:p>
          </table:table-cell>
          <table:table-cell table:style-name="ce1" office:value-type="float" office:value="0.0629854566655" calcext:value-type="float">
            <text:p>0.0630</text:p>
          </table:table-cell>
          <table:table-cell table:style-name="ce1" office:value-type="float" office:value="0.00411768590127" calcext:value-type="float">
            <text:p>0.0041</text:p>
          </table:table-cell>
          <table:table-cell table:style-name="ce1" office:value-type="float" office:value="0.0388660652099" calcext:value-type="float">
            <text:p>0.0389</text:p>
          </table:table-cell>
          <table:table-cell table:style-name="ce1" office:value-type="float" office:value="0.0148113122714" calcext:value-type="float">
            <text:p>0.0148</text:p>
          </table:table-cell>
          <table:table-cell table:style-name="ce1" office:value-type="float" office:value="0.00738239556052" calcext:value-type="float">
            <text:p>0.0074</text:p>
          </table:table-cell>
          <table:table-cell table:style-name="ce1" office:value-type="float" office:value="0.00503516793239" calcext:value-type="float">
            <text:p>0.0050</text:p>
          </table:table-cell>
          <table:table-cell table:style-name="ce1" office:value-type="float" office:value="0.650471529879" calcext:value-type="float">
            <text:p>0.6505</text:p>
          </table:table-cell>
          <table:table-cell table:style-name="ce1" office:value-type="float" office:value="0.213432437587" calcext:value-type="float">
            <text:p>0.2134</text:p>
          </table:table-cell>
          <table:table-cell table:style-name="ce1" office:value-type="float" office:value="0.0296157863874" calcext:value-type="float">
            <text:p>0.0296</text:p>
          </table:table-cell>
          <table:table-cell table:style-name="ce1" office:value-type="float" office:value="0.00229568775572" calcext:value-type="float">
            <text:p>0.0023</text:p>
          </table:table-cell>
          <table:table-cell table:style-name="ce1" office:value-type="float" office:value="0.0305585998244" calcext:value-type="float">
            <text:p>0.0306</text:p>
          </table:table-cell>
          <table:table-cell table:style-name="ce1" office:value-type="float" office:value="0.00261078312068" calcext:value-type="float">
            <text:p>0.0026</text:p>
          </table:table-cell>
          <table:table-cell table:style-name="ce1" office:value-type="float" office:value="0.00568422575393" calcext:value-type="float">
            <text:p>0.0057</text:p>
          </table:table-cell>
          <table:table-cell table:style-name="ce1" office:value-type="float" office:value="0.00196736354645" calcext:value-type="float">
            <text:p>0.00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609011822963" calcext:value-type="float">
            <text:p>0.6090</text:p>
          </table:table-cell>
          <table:table-cell table:style-name="ce1" office:value-type="float" office:value="0.217047102674" calcext:value-type="float">
            <text:p>0.2170</text:p>
          </table:table-cell>
          <table:table-cell table:style-name="ce1" office:value-type="float" office:value="0.0710913820492" calcext:value-type="float">
            <text:p>0.0711</text:p>
          </table:table-cell>
          <table:table-cell table:style-name="ce1" office:value-type="float" office:value="0.00806012564187" calcext:value-type="float">
            <text:p>0.0081</text:p>
          </table:table-cell>
          <table:table-cell table:style-name="ce1" office:value-type="float" office:value="0.0574446224608" calcext:value-type="float">
            <text:p>0.0574</text:p>
          </table:table-cell>
          <table:table-cell table:style-name="ce1" office:value-type="float" office:value="0.0218082324612" calcext:value-type="float">
            <text:p>0.0218</text:p>
          </table:table-cell>
          <table:table-cell table:style-name="ce1" office:value-type="float" office:value="0.00858981973862" calcext:value-type="float">
            <text:p>0.0086</text:p>
          </table:table-cell>
          <table:table-cell table:style-name="ce1" office:value-type="float" office:value="0.00694689201196" calcext:value-type="float">
            <text:p>0.0069</text:p>
          </table:table-cell>
          <table:table-cell table:style-name="ce1" office:value-type="float" office:value="0.607628430311" calcext:value-type="float">
            <text:p>0.6076</text:p>
          </table:table-cell>
          <table:table-cell table:style-name="ce1" office:value-type="float" office:value="0.220336452012" calcext:value-type="float">
            <text:p>0.2203</text:p>
          </table:table-cell>
          <table:table-cell table:style-name="ce1" office:value-type="float" office:value="0.0349418631098" calcext:value-type="float">
            <text:p>0.0349</text:p>
          </table:table-cell>
          <table:table-cell table:style-name="ce1" office:value-type="float" office:value="0.0028809761539" calcext:value-type="float">
            <text:p>0.0029</text:p>
          </table:table-cell>
          <table:table-cell table:style-name="ce1" office:value-type="float" office:value="0.0489653209953" calcext:value-type="float">
            <text:p>0.0490</text:p>
          </table:table-cell>
          <table:table-cell table:style-name="ce1" office:value-type="float" office:value="0.00344989195868" calcext:value-type="float">
            <text:p>0.0034</text:p>
          </table:table-cell>
          <table:table-cell table:style-name="ce1" office:value-type="float" office:value="0.00465867456421" calcext:value-type="float">
            <text:p>0.0047</text:p>
          </table:table-cell>
          <table:table-cell table:style-name="ce1" office:value-type="float" office:value="0.00317787250237" calcext:value-type="float">
            <text:p>0.00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603521968308" calcext:value-type="float">
            <text:p>0.6035</text:p>
          </table:table-cell>
          <table:table-cell table:style-name="ce1" office:value-type="float" office:value="0.212979450149" calcext:value-type="float">
            <text:p>0.2130</text:p>
          </table:table-cell>
          <table:table-cell table:style-name="ce1" office:value-type="float" office:value="0.075837392513" calcext:value-type="float">
            <text:p>0.0758</text:p>
          </table:table-cell>
          <table:table-cell table:style-name="ce1" office:value-type="float" office:value="0.00553027248551" calcext:value-type="float">
            <text:p>0.0055</text:p>
          </table:table-cell>
          <table:table-cell table:style-name="ce1" office:value-type="float" office:value="0.0599391591833" calcext:value-type="float">
            <text:p>0.0599</text:p>
          </table:table-cell>
          <table:table-cell table:style-name="ce1" office:value-type="float" office:value="0.0137867741256" calcext:value-type="float">
            <text:p>0.0138</text:p>
          </table:table-cell>
          <table:table-cell table:style-name="ce1" office:value-type="float" office:value="0.0213951785729" calcext:value-type="float">
            <text:p>0.0214</text:p>
          </table:table-cell>
          <table:table-cell table:style-name="ce1" office:value-type="float" office:value="0.00700980466212" calcext:value-type="float">
            <text:p>0.0070</text:p>
          </table:table-cell>
          <table:table-cell table:style-name="ce1" office:value-type="float" office:value="0.599557997941" calcext:value-type="float">
            <text:p>0.5996</text:p>
          </table:table-cell>
          <table:table-cell table:style-name="ce1" office:value-type="float" office:value="0.213503769901" calcext:value-type="float">
            <text:p>0.2135</text:p>
          </table:table-cell>
          <table:table-cell table:style-name="ce1" office:value-type="float" office:value="0.0357341169683" calcext:value-type="float">
            <text:p>0.0357</text:p>
          </table:table-cell>
          <table:table-cell table:style-name="ce1" office:value-type="float" office:value="0.00338217031928" calcext:value-type="float">
            <text:p>0.0034</text:p>
          </table:table-cell>
          <table:table-cell table:style-name="ce1" office:value-type="float" office:value="0.0541666050825" calcext:value-type="float">
            <text:p>0.0542</text:p>
          </table:table-cell>
          <table:table-cell table:style-name="ce1" office:value-type="float" office:value="0.00432626458799" calcext:value-type="float">
            <text:p>0.0043</text:p>
          </table:table-cell>
          <table:table-cell table:style-name="ce1" office:value-type="float" office:value="0.00555149441541" calcext:value-type="float">
            <text:p>0.0056</text:p>
          </table:table-cell>
          <table:table-cell table:style-name="ce1" office:value-type="float" office:value="0.00222224120799" calcext:value-type="float">
            <text:p>0.0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593611363148" calcext:value-type="float">
            <text:p>0.5936</text:p>
          </table:table-cell>
          <table:table-cell table:style-name="ce1" office:value-type="float" office:value="0.230825581897" calcext:value-type="float">
            <text:p>0.2308</text:p>
          </table:table-cell>
          <table:table-cell table:style-name="ce1" office:value-type="float" office:value="0.0844327370462" calcext:value-type="float">
            <text:p>0.0844</text:p>
          </table:table-cell>
          <table:table-cell table:style-name="ce1" office:value-type="float" office:value="0.00424445423727" calcext:value-type="float">
            <text:p>0.0042</text:p>
          </table:table-cell>
          <table:table-cell table:style-name="ce1" office:value-type="float" office:value="0.0540487888723" calcext:value-type="float">
            <text:p>0.0540</text:p>
          </table:table-cell>
          <table:table-cell table:style-name="ce1" office:value-type="float" office:value="0.0140883846438" calcext:value-type="float">
            <text:p>0.0141</text:p>
          </table:table-cell>
          <table:table-cell table:style-name="ce1" office:value-type="float" office:value="0.0119353934384" calcext:value-type="float">
            <text:p>0.0119</text:p>
          </table:table-cell>
          <table:table-cell table:style-name="ce1" office:value-type="float" office:value="0.00681329671665" calcext:value-type="float">
            <text:p>0.0068</text:p>
          </table:table-cell>
          <table:table-cell table:style-name="ce1" office:value-type="float" office:value="0.609842240341" calcext:value-type="float">
            <text:p>0.6098</text:p>
          </table:table-cell>
          <table:table-cell table:style-name="ce1" office:value-type="float" office:value="0.226010778711" calcext:value-type="float">
            <text:p>0.2260</text:p>
          </table:table-cell>
          <table:table-cell table:style-name="ce1" office:value-type="float" office:value="0.0373429846294" calcext:value-type="float">
            <text:p>0.0373</text:p>
          </table:table-cell>
          <table:table-cell table:style-name="ce1" office:value-type="float" office:value="0.00233174741054" calcext:value-type="float">
            <text:p>0.0023</text:p>
          </table:table-cell>
          <table:table-cell table:style-name="ce1" office:value-type="float" office:value="0.0299259493659" calcext:value-type="float">
            <text:p>0.0299</text:p>
          </table:table-cell>
          <table:table-cell table:style-name="ce1" office:value-type="float" office:value="0.00570720476692" calcext:value-type="float">
            <text:p>0.0057</text:p>
          </table:table-cell>
          <table:table-cell table:style-name="ce1" office:value-type="float" office:value="0.00620502428159" calcext:value-type="float">
            <text:p>0.0062</text:p>
          </table:table-cell>
          <table:table-cell table:style-name="ce1" office:value-type="float" office:value="0.0040591938662" calcext:value-type="float">
            <text:p>0.0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3:.B17])" office:value-type="float" office:value="0.6156459559246" calcext:value-type="float">
            <text:p>0.6156</text:p>
          </table:table-cell>
          <table:table-cell table:style-name="ce1" table:formula="of:=AVERAGE([.C13:.C17])" office:value-type="float" office:value="0.2195097920146" calcext:value-type="float">
            <text:p>0.2195</text:p>
          </table:table-cell>
          <table:table-cell table:style-name="ce1" table:formula="of:=AVERAGE([.D13:.D17])" office:value-type="float" office:value="0.07369753180884" calcext:value-type="float">
            <text:p>0.0737</text:p>
          </table:table-cell>
          <table:table-cell table:style-name="ce1" table:formula="of:=AVERAGE([.E13:.E17])" office:value-type="float" office:value="0.005166686443952" calcext:value-type="float">
            <text:p>0.0052</text:p>
          </table:table-cell>
          <table:table-cell table:style-name="ce1" table:formula="of:=AVERAGE([.F13:.F17])" office:value-type="float" office:value="0.05091469842554" calcext:value-type="float">
            <text:p>0.0509</text:p>
          </table:table-cell>
          <table:table-cell table:style-name="ce1" table:formula="of:=AVERAGE([.G13:.G17])" office:value-type="float" office:value="0.01639481668374" calcext:value-type="float">
            <text:p>0.0164</text:p>
          </table:table-cell>
          <table:table-cell table:style-name="ce1" table:formula="of:=AVERAGE([.H13:.H17])" office:value-type="float" office:value="0.012097713228148" calcext:value-type="float">
            <text:p>0.0121</text:p>
          </table:table-cell>
          <table:table-cell table:style-name="ce1" table:formula="of:=AVERAGE([.I13:.I17])" office:value-type="float" office:value="0.00657280547061" calcext:value-type="float">
            <text:p>0.0066</text:p>
          </table:table-cell>
          <table:table-cell table:style-name="ce1" table:formula="of:=AVERAGE([.J13:.J17])" office:value-type="float" office:value="0.6195509045212" calcext:value-type="float">
            <text:p>0.6196</text:p>
          </table:table-cell>
          <table:table-cell table:style-name="ce1" table:formula="of:=AVERAGE([.K13:.K17])" office:value-type="float" office:value="0.2190823546928" calcext:value-type="float">
            <text:p>0.2191</text:p>
          </table:table-cell>
          <table:table-cell table:style-name="ce1" table:formula="of:=AVERAGE([.L13:.L17])" office:value-type="float" office:value="0.03427671356124" calcext:value-type="float">
            <text:p>0.0343</text:p>
          </table:table-cell>
          <table:table-cell table:style-name="ce1" table:formula="of:=AVERAGE([.M13:.M17])" office:value-type="float" office:value="0.002558888316642" calcext:value-type="float">
            <text:p>0.0026</text:p>
          </table:table-cell>
          <table:table-cell table:style-name="ce1" table:formula="of:=AVERAGE([.N13:.N17])" office:value-type="float" office:value="0.03774504871008" calcext:value-type="float">
            <text:p>0.0377</text:p>
          </table:table-cell>
          <table:table-cell table:style-name="ce1" table:formula="of:=AVERAGE([.O13:.O17])" office:value-type="float" office:value="0.003932103923234" calcext:value-type="float">
            <text:p>0.0039</text:p>
          </table:table-cell>
          <table:table-cell table:style-name="ce1" table:formula="of:=AVERAGE([.P13:.P17])" office:value-type="float" office:value="0.005984116414882" calcext:value-type="float">
            <text:p>0.0060</text:p>
          </table:table-cell>
          <table:table-cell table:style-name="ce1" table:formula="of:=AVERAGE([.Q13:.Q17])" office:value-type="float" office:value="0.002837084315406" calcext:value-type="float">
            <text:p>0.0028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6156459559246" calcext:value-type="float">
            <text:p>0.6156459559</text:p>
          </table:table-cell>
          <table:table-cell office:value-type="float" office:value="0.2195097920146" calcext:value-type="float">
            <text:p>0.219509792</text:p>
          </table:table-cell>
          <table:table-cell office:value-type="float" office:value="0.07369753180884" calcext:value-type="float">
            <text:p>0.0736975318</text:p>
          </table:table-cell>
          <table:table-cell office:value-type="float" office:value="0.05091469842554" calcext:value-type="float">
            <text:p>0.0509146984</text:p>
          </table:table-cell>
          <table:table-cell table:formula="of:=SUM([.E18];[.G18];[.H18];[.I18])" office:value-type="float" office:value="0.04023202182645" calcext:value-type="float">
            <text:p>0.0402320218</text:p>
          </table:table-cell>
          <table:table-cell table:number-columns-repeated="3"/>
          <table:table-cell office:value-type="float" office:value="0.6195509045212" calcext:value-type="float">
            <text:p>0.6195509045</text:p>
          </table:table-cell>
          <table:table-cell office:value-type="float" office:value="0.2190823546928" calcext:value-type="float">
            <text:p>0.2190823547</text:p>
          </table:table-cell>
          <table:table-cell office:value-type="float" office:value="0.03427671356124" calcext:value-type="float">
            <text:p>0.0342767136</text:p>
          </table:table-cell>
          <table:table-cell office:value-type="float" office:value="0.03774504871008" calcext:value-type="float">
            <text:p>0.0377450487</text:p>
          </table:table-cell>
          <table:table-cell table:formula="of:=SUM([.M18];[.O18];[.P18];[.Q18])" office:value-type="float" office:value="0.015312192970164" calcext:value-type="float">
            <text:p>0.015312193</text:p>
          </table:table-cell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Real 1</text:p>
          </table:table-cell>
          <table:table-cell table:number-columns-repeated="5"/>
          <table:table-cell office:value-type="string" calcext:value-type="string">
            <text:p>Predicted</text:p>
          </table:table-cell>
          <table:table-cell office:value-type="float" office:value="0.92" calcext:value-type="float">
            <text:p>0.9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1:50:13.458403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1:54:54.714140924</dc:date>
    <meta:generator>LibreOffice/4.2.8.2$Linux_X86_64 LibreOffice_project/420m0$Build-2</meta:generator>
    <meta:editing-duration>PT8M23S</meta:editing-duration>
    <meta:editing-cycles>4</meta:editing-cycles>
    <meta:document-statistic meta:table-count="1" meta:cell-count="2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153cm" svg:height="4.792cm" xlink:href=".." xlink:type="simple" chart:class="chart:circle" chart:style-name="ch1">
        <chart:legend chart:legend-position="end" svg:x="7.213cm" svg:y="1.101cm" style:legend-expansion="high" chart:style-name="ch2"/>
        <chart:plot-area chart:style-name="ch3" table:cell-range-address="Sheet1.J20:Sheet1.N20" svg:x="0.163cm" svg:y="0.095cm" svg:width="6.887cm" svg:height="4.602cm">
          <chartooo:coordinate-region svg:x="1.306cm" svg:y="0.096cm" svg:width="4.601cm" svg:height="4.6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0:Sheet1.N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6195509045212">
                <text:p>0.6195509045212</text:p>
                <draw:g>
                  <svg:desc>Sheet1.J20:Sheet1.N20</svg:desc>
                </draw:g>
              </table:table-cell>
              <table:table-cell office:value-type="float" office:value="0.2190823546928">
                <text:p>0.2190823546928</text:p>
              </table:table-cell>
              <table:table-cell office:value-type="float" office:value="0.03427671356124">
                <text:p>0.03427671356124</text:p>
              </table:table-cell>
              <table:table-cell office:value-type="float" office:value="0.03774504871008">
                <text:p>0.03774504871008</text:p>
              </table:table-cell>
              <table:table-cell office:value-type="float" office:value="0.015312192970164">
                <text:p>0.015312192970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489cm" svg:height="4.529cm" xlink:href=".." xlink:type="simple" chart:class="chart:circle" chart:style-name="ch1">
        <chart:legend chart:legend-position="end" svg:x="6.549cm" svg:y="0.969cm" style:legend-expansion="high" chart:style-name="ch2"/>
        <chart:plot-area chart:style-name="ch3" table:cell-range-address="Sheet1.B20:Sheet1.F20" svg:x="0.149cm" svg:y="0.09cm" svg:width="6.251cm" svg:height="4.349cm">
          <chartooo:coordinate-region svg:x="1.1cm" svg:y="0.091cm" svg:width="4.348cm" svg:height="4.3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F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6156459559246">
                <text:p>0.6156459559246</text:p>
                <draw:g>
                  <svg:desc>Sheet1.B20:Sheet1.F20</svg:desc>
                </draw:g>
              </table:table-cell>
              <table:table-cell office:value-type="float" office:value="0.2195097920146">
                <text:p>0.2195097920146</text:p>
              </table:table-cell>
              <table:table-cell office:value-type="float" office:value="0.07369753180884">
                <text:p>0.07369753180884</text:p>
              </table:table-cell>
              <table:table-cell office:value-type="float" office:value="0.05091469842554">
                <text:p>0.05091469842554</text:p>
              </table:table-cell>
              <table:table-cell office:value-type="float" office:value="0.04023202182645">
                <text:p>0.04023202182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